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6f9d4"/>
    </style:style>
    <style:style style:name="ce17" style:family="table-cell" style:parent-style-name="Default">
      <style:table-cell-properties fo:background-color="#dedce6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3" table:default-cell-style-name="ce20"/>
        <table:table-column table:style-name="co4" table:default-cell-style-name="ce22"/>
        <table:table-column table:style-name="co5" table:default-cell-style-name="ce5"/>
        <table:table-column table:style-name="co3" table:default-cell-style-name="ce7"/>
        <table:table-column table:style-name="co3" table:number-columns-repeated="1016" table:default-cell-style-name="ce5"/>
        <table:table-row table:style-name="ro1">
          <table:table-cell table:style-name="ce2" office:value-type="string" calcext:value-type="string">
            <text:p>krs</text:p>
          </table:table-cell>
          <table:table-cell table:style-name="ce2" office:value-type="string" calcext:value-type="string">
            <text:p>rok_kalendarzowy</text:p>
          </table:table-cell>
          <table:table-cell table:style-name="ce2" office:value-type="string" calcext:value-type="string">
            <text:p>uchwala_zatw</text:p>
          </table:table-cell>
          <table:table-cell table:style-name="ce12" office:value-type="string" calcext:value-type="string">
            <text:p>kiedy_bylo</text:p>
          </table:table-cell>
          <table:table-cell table:style-name="ce16" office:value-type="string" calcext:value-type="string">
            <text:p>bilans</text:p>
          </table:table-cell>
          <table:table-cell table:style-name="ce2" office:value-type="string" calcext:value-type="string">
            <text:p>uwagi</text:p>
          </table:table-cell>
          <table:table-cell table:style-name="ce23" office:value-type="string" calcext:value-type="string">
            <text:p>kiedy_sprawdzane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320538587.41" calcext:value-type="float">
            <text:p>320,538,587.41</text:p>
          </table:table-cell>
          <table:table-cell table:number-columns-repeated="101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1860428.01" calcext:value-type="float">
            <text:p>51,860,428.01</text:p>
          </table:table-cell>
          <table:table-cell table:number-columns-repeated="1018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53955062.8" calcext:value-type="float">
            <text:p>53,955,062.80</text:p>
          </table:table-cell>
          <table:table-cell table:number-columns-repeated="1018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6347809.8" calcext:value-type="float">
            <text:p>86,347,809.80</text:p>
          </table:table-cell>
          <table:table-cell table:number-columns-repeated="1018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602464.32" calcext:value-type="float">
            <text:p>14,602,464.32</text:p>
          </table:table-cell>
          <table:table-cell table:number-columns-repeated="1018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27905833.03" calcext:value-type="float">
            <text:p>127,905,833.03</text:p>
          </table:table-cell>
          <table:table-cell table:number-columns-repeated="1018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1-2024</text:p>
          </table:table-cell>
          <table:table-cell office:value-type="float" office:value="201852216.82" calcext:value-type="float">
            <text:p>201,852,216.82</text:p>
          </table:table-cell>
          <table:table-cell table:number-columns-repeated="1018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7217220.95" calcext:value-type="float">
            <text:p>7,217,220.95</text:p>
          </table:table-cell>
          <table:table-cell table:number-columns-repeated="1018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04682.43" calcext:value-type="float">
            <text:p>2,004,682.43</text:p>
          </table:table-cell>
          <table:table-cell table:number-columns-repeated="1018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84124.8" calcext:value-type="float">
            <text:p>6,984,124.80</text:p>
          </table:table-cell>
          <table:table-cell table:number-columns-repeated="1018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329045.26" calcext:value-type="float">
            <text:p>2,329,045.26</text:p>
          </table:table-cell>
          <table:table-cell table:number-columns-repeated="1018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753961.69" calcext:value-type="float">
            <text:p>6,753,961.69</text:p>
          </table:table-cell>
          <table:table-cell table:number-columns-repeated="1018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263694.15" calcext:value-type="float">
            <text:p>6,263,694.15</text:p>
          </table:table-cell>
          <table:table-cell table:number-columns-repeated="1018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7-05-2024</text:p>
          </table:table-cell>
          <table:table-cell office:value-type="float" office:value="2946632.6" calcext:value-type="float">
            <text:p>2,946,632.60</text:p>
          </table:table-cell>
          <table:table-cell table:number-columns-repeated="1018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3028909.9" calcext:value-type="float">
            <text:p>3,028,909.90</text:p>
          </table:table-cell>
          <table:table-cell table:number-columns-repeated="1018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52053122.36" calcext:value-type="float">
            <text:p>152,053,122.36</text:p>
          </table:table-cell>
          <table:table-cell table:number-columns-repeated="1018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4262419.71" calcext:value-type="float">
            <text:p>4,262,419.71</text:p>
          </table:table-cell>
          <table:table-cell table:number-columns-repeated="1018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9-06-2023</text:p>
          </table:table-cell>
          <table:table-cell office:value-type="float" office:value="20407562.19" calcext:value-type="float">
            <text:p>20,407,562.19</text:p>
          </table:table-cell>
          <table:table-cell table:number-columns-repeated="1018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4-06-2024</text:p>
          </table:table-cell>
          <table:table-cell office:value-type="float" office:value="20135051.33" calcext:value-type="float">
            <text:p>20,135,051.33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9416099.3" calcext:value-type="float">
            <text:p>189,416,099.30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007550.15" calcext:value-type="float">
            <text:p>4,007,550.15</text:p>
          </table:table-cell>
          <table:table-cell table:number-columns-repeated="1018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3-06-2023</text:p>
          </table:table-cell>
          <table:table-cell office:value-type="float" office:value="5454908.08" calcext:value-type="float">
            <text:p>5,454,908.08</text:p>
          </table:table-cell>
          <table:table-cell table:number-columns-repeated="1018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81994622.18" calcext:value-type="float">
            <text:p>81,994,622.18</text:p>
          </table:table-cell>
          <table:table-cell table:number-columns-repeated="1018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173310.47" calcext:value-type="float">
            <text:p>11,173,310.47</text:p>
          </table:table-cell>
          <table:table-cell table:number-columns-repeated="1018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202402102.33" calcext:value-type="float">
            <text:p>202,402,102.3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069326.17" calcext:value-type="float">
            <text:p>63,069,326.1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0223378.28" calcext:value-type="float">
            <text:p>140,223,378.28</text:p>
          </table:table-cell>
          <table:table-cell table:number-columns-repeated="1018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5-06-2024</text:p>
          </table:table-cell>
          <table:table-cell office:value-type="float" office:value="107223456.14" calcext:value-type="float">
            <text:p>107,223,456.14</text:p>
          </table:table-cell>
          <table:table-cell table:number-columns-repeated="1018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5-06-2024</text:p>
          </table:table-cell>
          <table:table-cell office:value-type="float" office:value="89063472.44" calcext:value-type="float">
            <text:p>89,063,472.44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8000226.43" calcext:value-type="float">
            <text:p>8,000,226.43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0036211.82" calcext:value-type="float">
            <text:p>80,036,211.82</text:p>
          </table:table-cell>
          <table:table-cell table:number-columns-repeated="1018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36391485.17" calcext:value-type="float">
            <text:p>36,391,485.17</text:p>
          </table:table-cell>
          <table:table-cell table:number-columns-repeated="1018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7-06-2023</text:p>
          </table:table-cell>
          <table:table-cell office:value-type="float" office:value="3615549.85" calcext:value-type="float">
            <text:p>3,615,549.85</text:p>
          </table:table-cell>
          <table:table-cell table:number-columns-repeated="1018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2412529.04" calcext:value-type="float">
            <text:p>2,412,529.04</text:p>
          </table:table-cell>
          <table:table-cell table:number-columns-repeated="1018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float" office:value="406259269.67" calcext:value-type="float">
            <text:p>406,259,269.67</text:p>
          </table:table-cell>
          <table:table-cell table:number-columns-repeated="1018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3-06-2023</text:p>
          </table:table-cell>
          <table:table-cell office:value-type="float" office:value="7411084.27" calcext:value-type="float">
            <text:p>7,411,084.27</text:p>
          </table:table-cell>
          <table:table-cell table:number-columns-repeated="1018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9-06-2024</text:p>
          </table:table-cell>
          <table:table-cell office:value-type="float" office:value="7259545.76" calcext:value-type="float">
            <text:p>7,259,545.76</text:p>
          </table:table-cell>
          <table:table-cell table:number-columns-repeated="1018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7844504.92" calcext:value-type="float">
            <text:p>37,844,504.9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6009011" calcext:value-type="float">
            <text:p>16,009,011.00</text:p>
          </table:table-cell>
          <table:table-cell table:number-columns-repeated="1018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659067.25" calcext:value-type="float">
            <text:p>29,659,067.25</text:p>
          </table:table-cell>
          <table:table-cell table:number-columns-repeated="1018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5-06-2023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3-06-2024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style-name="ce5"/>
          <table:table-cell office:value-type="float" office:value="5064604.7" calcext:value-type="float">
            <text:p>5,064,604.7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295502.52" calcext:value-type="float">
            <text:p>33,295,502.52</text:p>
          </table:table-cell>
          <table:table-cell table:number-columns-repeated="1018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7-06-2023</text:p>
          </table:table-cell>
          <table:table-cell office:value-type="float" office:value="6230798" calcext:value-type="float">
            <text:p>6,230,798.00</text:p>
          </table:table-cell>
          <table:table-cell table:number-columns-repeated="1018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20873159.02" calcext:value-type="float">
            <text:p>20,873,159.02</text:p>
          </table:table-cell>
          <table:table-cell table:number-columns-repeated="1018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06-06-2023</text:p>
          </table:table-cell>
          <table:table-cell office:value-type="float" office:value="2145805.94" calcext:value-type="float">
            <text:p>2,145,805.94</text:p>
          </table:table-cell>
          <table:table-cell table:number-columns-repeated="1018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06-06-2024</text:p>
          </table:table-cell>
          <table:table-cell table:style-name="ce5" office:value-type="float" office:value="2263739.43" calcext:value-type="float">
            <text:p>2263739.43</text:p>
          </table:table-cell>
          <table:table-cell office:value-type="string" calcext:value-type="string">
            <text:p>data walnego niepewna</text:p>
          </table:table-cell>
          <table:table-cell table:number-columns-repeated="1017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15419569.63" calcext:value-type="float">
            <text:p>15,419,569.63</text:p>
          </table:table-cell>
          <table:table-cell table:number-columns-repeated="1018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20</text:p>
          </table:table-cell>
          <table:table-cell table:number-columns-repeated="1017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8301138.97" calcext:value-type="float">
            <text:p>98,301,138.97</text:p>
          </table:table-cell>
          <table:table-cell table:number-columns-repeated="1018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345109.06" calcext:value-type="float">
            <text:p>10,345,109.06</text:p>
          </table:table-cell>
          <table:table-cell table:number-columns-repeated="1018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715080.88" calcext:value-type="float">
            <text:p>2,715,080.88</text:p>
          </table:table-cell>
          <table:table-cell table:number-columns-repeated="1018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6-2024</text:p>
          </table:table-cell>
          <table:table-cell office:value-type="float" office:value="2689536.44" calcext:value-type="float">
            <text:p>2,689,536.44</text:p>
          </table:table-cell>
          <table:table-cell table:number-columns-repeated="1018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696525.35" calcext:value-type="float">
            <text:p>24,696,525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584424.62" calcext:value-type="float">
            <text:p>3,584,424.62</text:p>
          </table:table-cell>
          <table:table-cell table:number-columns-repeated="1018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6348365.61" calcext:value-type="float">
            <text:p>26,348,365.61</text:p>
          </table:table-cell>
          <table:table-cell table:number-columns-repeated="1018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4</text:p>
          </table:table-cell>
          <table:table-cell office:value-type="float" office:value="26754694.54" calcext:value-type="float">
            <text:p>26,754,694.54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18413423.89" calcext:value-type="float">
            <text:p>118,413,423.89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17" office:value-type="float" office:value="2023" calcext:value-type="float">
            <text:p>2023</text:p>
          </table:table-cell>
          <table:table-cell table:style-name="Default" office:value-type="string" calcext:value-type="string">
            <text:p>tak</text:p>
          </table:table-cell>
          <table:table-cell table:style-name="Default" office:value-type="string" calcext:value-type="string">
            <text:p>20-06-2024</text:p>
          </table:table-cell>
          <table:table-cell office:value-type="float" office:value="109832194.58" calcext:value-type="float">
            <text:p>109,832,194.58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8-05-2023</text:p>
          </table:table-cell>
          <table:table-cell office:value-type="float" office:value="343492.81" calcext:value-type="float">
            <text:p>343,492.81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833356.18" calcext:value-type="float">
            <text:p>26,833,356.18</text:p>
          </table:table-cell>
          <table:table-cell table:number-columns-repeated="1018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float" office:value="193345723.72" calcext:value-type="float">
            <text:p>193,345,723.72</text:p>
          </table:table-cell>
          <table:table-cell table:number-columns-repeated="1018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42808.2" calcext:value-type="float">
            <text:p>142,808.20</text:p>
          </table:table-cell>
          <table:table-cell table:number-columns-repeated="1018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392987.65" calcext:value-type="float">
            <text:p>1,392,987.65</text:p>
          </table:table-cell>
          <table:table-cell table:number-columns-repeated="1018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32269.03" calcext:value-type="float">
            <text:p>1,532,269.03</text:p>
          </table:table-cell>
          <table:table-cell table:number-columns-repeated="1018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0671217.29" calcext:value-type="float">
            <text:p>40,671,217.29</text:p>
          </table:table-cell>
          <table:table-cell office:value-type="string" calcext:value-type="string">
            <text:p>wiecej glosow przeciw</text:p>
          </table:table-cell>
          <table:table-cell table:number-columns-repeated="1017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548220.75" calcext:value-type="float">
            <text:p>4,548,220.75</text:p>
          </table:table-cell>
          <table:table-cell table:number-columns-repeated="1018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4561587.29" calcext:value-type="float">
            <text:p>4,561,587.29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30284625.32" calcext:value-type="float">
            <text:p>30,284,625.32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8038705.3" calcext:value-type="float">
            <text:p>178,038,705.30</text:p>
          </table:table-cell>
          <table:table-cell table:number-columns-repeated="1018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1563416.65" calcext:value-type="float">
            <text:p>11,563,416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5092378.79" calcext:value-type="float">
            <text:p>65,092,378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9616411.96" calcext:value-type="float">
            <text:p>19,616,411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949225.89" calcext:value-type="float">
            <text:p>949,225.89</text:p>
          </table:table-cell>
          <table:table-cell table:number-columns-repeated="1018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080355.96" calcext:value-type="float">
            <text:p>1,080,355.96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208124.07" calcext:value-type="float">
            <text:p>19,208,124.07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1100535.04" calcext:value-type="float">
            <text:p>11,100,535.04</text:p>
          </table:table-cell>
          <table:table-cell table:number-columns-repeated="1018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6560010.06" calcext:value-type="float">
            <text:p>6,560,010.06</text:p>
          </table:table-cell>
          <table:table-cell table:number-columns-repeated="1018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918270.65" calcext:value-type="float">
            <text:p>5,918,270.65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943664.86" calcext:value-type="float">
            <text:p>943,664.86</text:p>
          </table:table-cell>
          <table:table-cell table:number-columns-repeated="1018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183462.6" calcext:value-type="float">
            <text:p>5,183,462.60</text:p>
          </table:table-cell>
          <table:table-cell table:number-columns-repeated="1018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38680.8" calcext:value-type="float">
            <text:p>338,680.80</text:p>
          </table:table-cell>
          <table:table-cell table:number-columns-repeated="1018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7863272.9" calcext:value-type="float">
            <text:p>7,863,272.9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12-2023</text:p>
          </table:table-cell>
          <table:table-cell office:value-type="float" office:value="1580960.17" calcext:value-type="float">
            <text:p>1,580,960.17</text:p>
          </table:table-cell>
          <table:table-cell table:number-columns-repeated="1018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2709967.14" calcext:value-type="float">
            <text:p>12,709,967.1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12516696.64" calcext:value-type="float">
            <text:p>12,516,696.64</text:p>
          </table:table-cell>
          <table:table-cell table:number-columns-repeated="1018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rak danych o głosowaniu, aktywa sa wpisane jako 0</text:p>
          </table:table-cell>
          <table:table-cell table:number-columns-repeated="1017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12562418.11" calcext:value-type="float">
            <text:p>12,562,418.1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4-2023</text:p>
          </table:table-cell>
          <table:table-cell office:value-type="float" office:value="2476987.86" calcext:value-type="float">
            <text:p>2,476,987.86</text:p>
          </table:table-cell>
          <table:table-cell table:number-columns-repeated="1018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6936187.22" calcext:value-type="float">
            <text:p>16,936,187.22</text:p>
          </table:table-cell>
          <table:table-cell table:number-columns-repeated="1018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4</text:p>
          </table:table-cell>
          <table:table-cell office:value-type="float" office:value="16724188.28" calcext:value-type="float">
            <text:p>16,724,188.28</text:p>
          </table:table-cell>
          <table:table-cell table:number-columns-repeated="1018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46644904.45" calcext:value-type="float">
            <text:p>46,644,90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305190920.65" calcext:value-type="float">
            <text:p>305,190,920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5862257.38" calcext:value-type="float">
            <text:p>25,862,257.38</text:p>
          </table:table-cell>
          <table:table-cell table:number-columns-repeated="1018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24424998.24" calcext:value-type="float">
            <text:p>24,424,998.24</text:p>
          </table:table-cell>
          <table:table-cell table:number-columns-repeated="1018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441325.76" calcext:value-type="float">
            <text:p>151,441,325.76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4</text:p>
          </table:table-cell>
          <table:table-cell office:value-type="float" office:value="144911823.18" calcext:value-type="float">
            <text:p>144,911,823.18</text:p>
          </table:table-cell>
          <table:table-cell table:number-columns-repeated="1018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6754249.36" calcext:value-type="float">
            <text:p>6,754,249.36</text:p>
          </table:table-cell>
          <table:table-cell table:number-columns-repeated="1018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69201.16" calcext:value-type="float">
            <text:p>369,201.16</text:p>
          </table:table-cell>
          <table:table-cell table:number-columns-repeated="1018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917126.63" calcext:value-type="float">
            <text:p>7,917,126.63</text:p>
          </table:table-cell>
          <table:table-cell office:value-type="string" calcext:value-type="string">
            <text:p>tylko sprawozdanie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618846.31" calcext:value-type="float">
            <text:p>2,618,846.31</text:p>
          </table:table-cell>
          <table:table-cell table:number-columns-repeated="1018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58210.83" calcext:value-type="float">
            <text:p>1,558,210.83</text:p>
          </table:table-cell>
          <table:table-cell table:number-columns-repeated="1018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855674.75" calcext:value-type="float">
            <text:p>66,855,674.75</text:p>
          </table:table-cell>
          <table:table-cell table:number-columns-repeated="1018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2-06" calcext:value-type="date">
            <text:p>12/06/23</text:p>
          </table:table-cell>
          <table:table-cell office:value-type="float" office:value="1742623.31" calcext:value-type="float">
            <text:p>1,742,623.31</text:p>
          </table:table-cell>
          <table:table-cell table:number-columns-repeated="1018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5/2024</text:p>
          </table:table-cell>
          <table:table-cell office:value-type="float" office:value="1615212.34" calcext:value-type="float">
            <text:p>1,615,212.34</text:p>
          </table:table-cell>
          <table:table-cell table:number-columns-repeated="1018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2-06" calcext:value-type="date">
            <text:p>02/06/23</text:p>
          </table:table-cell>
          <table:table-cell office:value-type="float" office:value="48569256.62" calcext:value-type="float">
            <text:p>48,569,256.62</text:p>
          </table:table-cell>
          <table:table-cell table:number-columns-repeated="1018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/06/2024</text:p>
          </table:table-cell>
          <table:table-cell office:value-type="float" office:value="48258923.78" calcext:value-type="float">
            <text:p>48,258,923.78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9-2022</text:p>
          </table:table-cell>
          <table:table-cell office:value-type="float" office:value="871109.88" calcext:value-type="float">
            <text:p>871,109.88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01275.62" calcext:value-type="float">
            <text:p>1,301,275.62</text:p>
          </table:table-cell>
          <table:table-cell table:number-columns-repeated="1018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064485.17" calcext:value-type="float">
            <text:p>10,064,485.17</text:p>
          </table:table-cell>
          <table:table-cell table:number-columns-repeated="101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885083.53" calcext:value-type="float">
            <text:p>1,885,083.53</text:p>
          </table:table-cell>
          <table:table-cell table:number-columns-repeated="1018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3963244.7" calcext:value-type="float">
            <text:p>3,963,244.70</text:p>
          </table:table-cell>
          <table:table-cell table:number-columns-repeated="1018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372968.19" calcext:value-type="float">
            <text:p>3,372,968.19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12501801.86" calcext:value-type="float">
            <text:p>12,501,801.86</text:p>
          </table:table-cell>
          <table:table-cell table:number-columns-repeated="1018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5950661.67" calcext:value-type="float">
            <text:p>55,950,661.67</text:p>
          </table:table-cell>
          <table:table-cell table:number-columns-repeated="1018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7202190.93" calcext:value-type="float">
            <text:p>37,202,190.93</text:p>
          </table:table-cell>
          <table:table-cell table:number-columns-repeated="1018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8974066.55" calcext:value-type="float">
            <text:p>8,974,066.55</text:p>
          </table:table-cell>
          <table:table-cell table:number-columns-repeated="1018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5/2023</text:p>
          </table:table-cell>
          <table:table-cell office:value-type="float" office:value="2955509.32" calcext:value-type="float">
            <text:p>2,955,509.32</text:p>
          </table:table-cell>
          <table:table-cell table:number-columns-repeated="1018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/06/2023</text:p>
          </table:table-cell>
          <table:table-cell office:value-type="float" office:value="169315513.92" calcext:value-type="float">
            <text:p>169,315,513.92</text:p>
          </table:table-cell>
          <table:table-cell table:number-columns-repeated="1018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36702595.79" calcext:value-type="float">
            <text:p>36,702,595.79</text:p>
          </table:table-cell>
          <table:table-cell table:number-columns-repeated="1018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2046564.37" calcext:value-type="float">
            <text:p>2,046,564.37</text:p>
          </table:table-cell>
          <table:table-cell table:number-columns-repeated="1018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18124862.17" calcext:value-type="float">
            <text:p>218,124,862.17</text:p>
          </table:table-cell>
          <table:table-cell table:number-columns-repeated="1018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4</text:p>
          </table:table-cell>
          <table:table-cell office:value-type="float" office:value="284821730.77" calcext:value-type="float">
            <text:p>284,821,730.77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690359.16" calcext:value-type="float">
            <text:p>9,690,359.16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/04/2023</text:p>
          </table:table-cell>
          <table:table-cell office:value-type="float" office:value="4517354.7" calcext:value-type="float">
            <text:p>4,517,354.70</text:p>
          </table:table-cell>
          <table:table-cell table:number-columns-repeated="1018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49953694.71" calcext:value-type="float">
            <text:p>149,953,694.71</text:p>
          </table:table-cell>
          <table:table-cell table:number-columns-repeated="1018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5192458.6" calcext:value-type="float">
            <text:p>5,192,458.60</text:p>
          </table:table-cell>
          <table:table-cell table:number-columns-repeated="1018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89879233.79" calcext:value-type="float">
            <text:p>89,879,233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2573311.74" calcext:value-type="float">
            <text:p>2,573,311.74</text:p>
          </table:table-cell>
          <table:table-cell table:number-columns-repeated="1018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0991746.22" calcext:value-type="float">
            <text:p>40,991,746.22</text:p>
          </table:table-cell>
          <table:table-cell table:number-columns-repeated="1018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45509.16" calcext:value-type="float">
            <text:p>2,645,509.16</text:p>
          </table:table-cell>
          <table:table-cell table:number-columns-repeated="1018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5099983.52" calcext:value-type="float">
            <text:p>5,099,983.52</text:p>
          </table:table-cell>
          <table:table-cell table:number-columns-repeated="1018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/06/2023</text:p>
          </table:table-cell>
          <table:table-cell office:value-type="float" office:value="21853245.02" calcext:value-type="float">
            <text:p>21,853,245.02</text:p>
          </table:table-cell>
          <table:table-cell table:number-columns-repeated="1018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8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60389936.13" calcext:value-type="float">
            <text:p>260,389,936.13</text:p>
          </table:table-cell>
          <table:table-cell table:number-columns-repeated="1018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0-2023</text:p>
          </table:table-cell>
          <table:table-cell office:value-type="float" office:value="2403173.06" calcext:value-type="float">
            <text:p>2,403,173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05938646.12" calcext:value-type="float">
            <text:p>105,938,646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32400896.35" calcext:value-type="float">
            <text:p>32,400,896.35</text:p>
          </table:table-cell>
          <table:table-cell table:number-columns-repeated="1018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21823577.5" calcext:value-type="float">
            <text:p>21,823,577.50</text:p>
          </table:table-cell>
          <table:table-cell table:number-columns-repeated="1018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6469819.1" calcext:value-type="float">
            <text:p>26,469,819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54834633.66" calcext:value-type="float">
            <text:p>254,834,633.6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26843946.53" calcext:value-type="float">
            <text:p>426,843,946.53</text:p>
          </table:table-cell>
          <table:table-cell table:number-columns-repeated="1018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3274807.93" calcext:value-type="float">
            <text:p>23,274,807.93</text:p>
          </table:table-cell>
          <table:table-cell table:number-columns-repeated="1018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6/2023</text:p>
          </table:table-cell>
          <table:table-cell office:value-type="float" office:value="3757248.39" calcext:value-type="float">
            <text:p>3,757,248.39</text:p>
          </table:table-cell>
          <table:table-cell table:number-columns-repeated="1018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57729683.23" calcext:value-type="float">
            <text:p>157,729,683.23</text:p>
          </table:table-cell>
          <table:table-cell table:number-columns-repeated="1018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254360347.45" calcext:value-type="float">
            <text:p>254,360,347.45</text:p>
          </table:table-cell>
          <table:table-cell table:number-columns-repeated="1018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175962.6" calcext:value-type="float">
            <text:p>50,175,962.60</text:p>
          </table:table-cell>
          <table:table-cell table:number-columns-repeated="1018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196348.17" calcext:value-type="float">
            <text:p>1,196,348.17</text:p>
          </table:table-cell>
          <table:table-cell table:number-columns-repeated="1018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0-10" calcext:value-type="date">
            <text:p>10/10/23</text:p>
          </table:table-cell>
          <table:table-cell office:value-type="float" office:value="7752632.3" calcext:value-type="float">
            <text:p>7,752,632.30</text:p>
          </table:table-cell>
          <table:table-cell table:number-columns-repeated="1018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/06/2023</text:p>
          </table:table-cell>
          <table:table-cell office:value-type="float" office:value="42352733.75" calcext:value-type="float">
            <text:p>42,352,733.75</text:p>
          </table:table-cell>
          <table:table-cell table:number-columns-repeated="1018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047510.9" calcext:value-type="float">
            <text:p>2,047,510.90</text:p>
          </table:table-cell>
          <table:table-cell office:value-type="string" calcext:value-type="string">
            <text:p>brak danych o głosowaniu, brak danych o dacie walnego</text:p>
          </table:table-cell>
          <table:table-cell table:number-columns-repeated="1017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78570568.3" calcext:value-type="float">
            <text:p>178,570,568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05/2023</text:p>
          </table:table-cell>
          <table:table-cell office:value-type="float" office:value="1703325.15" calcext:value-type="float">
            <text:p>1,703,325.15</text:p>
          </table:table-cell>
          <table:table-cell table:number-columns-repeated="1018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72360.42" calcext:value-type="float">
            <text:p>9,872,360.42</text:p>
          </table:table-cell>
          <table:table-cell table:number-columns-repeated="1018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85084258.1" calcext:value-type="float">
            <text:p>285,084,25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12825122.53" calcext:value-type="float">
            <text:p>12,825,122.53</text:p>
          </table:table-cell>
          <table:table-cell table:number-columns-repeated="1018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6-06" calcext:value-type="date">
            <text:p>06/06/23</text:p>
          </table:table-cell>
          <table:table-cell office:value-type="float" office:value="450231.63" calcext:value-type="float">
            <text:p>450,231.63</text:p>
          </table:table-cell>
          <table:table-cell table:number-columns-repeated="1018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71539.82" calcext:value-type="float">
            <text:p>1,571,539.8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8023.82" calcext:value-type="float">
            <text:p>128,023.82</text:p>
          </table:table-cell>
          <table:table-cell table:number-columns-repeated="1018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42084295.39" calcext:value-type="float">
            <text:p>142,084,295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88349801.77" calcext:value-type="float">
            <text:p>688,349,801.7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720705.02" calcext:value-type="float">
            <text:p>14,720,705.02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4695601.06" calcext:value-type="float">
            <text:p>14,695,601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0203</text:p>
          </table:table-cell>
          <table:table-cell office:value-type="float" office:value="41558703.48" calcext:value-type="float">
            <text:p>41,558,703.48</text:p>
          </table:table-cell>
          <table:table-cell table:number-columns-repeated="1018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11/2023</text:p>
          </table:table-cell>
          <table:table-cell office:value-type="float" office:value="7777152.59" calcext:value-type="float">
            <text:p>7,777,152.59</text:p>
          </table:table-cell>
          <table:table-cell table:number-columns-repeated="1018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18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8931077.96" calcext:value-type="float">
            <text:p>18,931,077.96</text:p>
          </table:table-cell>
          <table:table-cell table:number-columns-repeated="1018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595447.25" calcext:value-type="float">
            <text:p>2,595,447.25</text:p>
          </table:table-cell>
          <table:table-cell table:number-columns-repeated="1018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936770.28" calcext:value-type="float">
            <text:p>4,936,770.28</text:p>
          </table:table-cell>
          <table:table-cell table:number-columns-repeated="1018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484890.92" calcext:value-type="float">
            <text:p>2,484,890.92</text:p>
          </table:table-cell>
          <table:table-cell table:number-columns-repeated="1018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6318990.22" calcext:value-type="float">
            <text:p>26,318,990.22</text:p>
          </table:table-cell>
          <table:table-cell table:number-columns-repeated="1018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59492" calcext:value-type="float">
            <text:p>18,359,492.00</text:p>
          </table:table-cell>
          <table:table-cell table:number-columns-repeated="1018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2224489.43" calcext:value-type="float">
            <text:p>2,224,489.43</text:p>
          </table:table-cell>
          <table:table-cell table:number-columns-repeated="1018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4-2023</text:p>
          </table:table-cell>
          <table:table-cell office:value-type="float" office:value="3679297.45" calcext:value-type="float">
            <text:p>3,679,297.45</text:p>
          </table:table-cell>
          <table:table-cell table:number-columns-repeated="1018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773530.91" calcext:value-type="float">
            <text:p>1,773,530.91</text:p>
          </table:table-cell>
          <table:table-cell table:number-columns-repeated="1018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10/2023</text:p>
          </table:table-cell>
          <table:table-cell office:value-type="float" office:value="210932.07" calcext:value-type="float">
            <text:p>210,932.07</text:p>
          </table:table-cell>
          <table:table-cell table:number-columns-repeated="1018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1099605.22" calcext:value-type="float">
            <text:p>1,099,605.2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string" calcext:value-type="string">
            <text:p>28/06/2023</text:p>
          </table:table-cell>
          <table:table-cell office:value-type="float" office:value="44590309.63" calcext:value-type="float">
            <text:p>44,590,309.63</text:p>
          </table:table-cell>
          <table:table-cell table:number-columns-repeated="1018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2482.17" calcext:value-type="float">
            <text:p>92,482.17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0-05" calcext:value-type="date">
            <text:p>10/05/23</text:p>
          </table:table-cell>
          <table:table-cell office:value-type="float" office:value="387148.95" calcext:value-type="float">
            <text:p>387,148.95</text:p>
          </table:table-cell>
          <table:table-cell table:number-columns-repeated="1018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7939923.36" calcext:value-type="float">
            <text:p>7,939,923.3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3818248.36" calcext:value-type="float">
            <text:p>83,818,248.36</text:p>
          </table:table-cell>
          <table:table-cell table:number-columns-repeated="1018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3470150.43" calcext:value-type="float">
            <text:p>13,470,150.4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3224672.59" calcext:value-type="float">
            <text:p>3,224,672.59</text:p>
          </table:table-cell>
          <table:table-cell table:number-columns-repeated="1018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17384.45" calcext:value-type="float">
            <text:p>917,38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570364258.06" calcext:value-type="float">
            <text:p>570,364,258.0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7-2023</text:p>
          </table:table-cell>
          <table:table-cell office:value-type="float" office:value="12662147.62" calcext:value-type="float">
            <text:p>12,662,147.62</text:p>
          </table:table-cell>
          <table:table-cell table:number-columns-repeated="1018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8902110.79" calcext:value-type="float">
            <text:p>18,902,110.79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905149.85" calcext:value-type="float">
            <text:p>11,905,149.85</text:p>
          </table:table-cell>
          <table:table-cell table:number-columns-repeated="1018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7529006.05" calcext:value-type="float">
            <text:p>7,529,006.05</text:p>
          </table:table-cell>
          <table:table-cell table:number-columns-repeated="1018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569393.83" calcext:value-type="float">
            <text:p>4,569,393.83</text:p>
          </table:table-cell>
          <table:table-cell table:number-columns-repeated="1018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19208.07" calcext:value-type="float">
            <text:p>319,208.07</text:p>
          </table:table-cell>
          <table:table-cell table:number-columns-repeated="1018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4-2023</text:p>
          </table:table-cell>
          <table:table-cell office:value-type="float" office:value="1012059.58" calcext:value-type="float">
            <text:p>1,012,059.58</text:p>
          </table:table-cell>
          <table:table-cell office:value-type="string" calcext:value-type="string">
            <text:p>pomimo, ze odrzucono uchwale to weszla w zycie</text:p>
          </table:table-cell>
          <table:table-cell table:number-columns-repeated="1017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5493074.66" calcext:value-type="float">
            <text:p>5,493,074.66</text:p>
          </table:table-cell>
          <table:table-cell office:value-type="string" calcext:value-type="string">
            <text:p>brak daty walnego. wpisana daty dodania dokumentu do krs</text:p>
          </table:table-cell>
          <table:table-cell table:number-columns-repeated="1017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521600.94" calcext:value-type="float">
            <text:p>1,521,600.94</text:p>
          </table:table-cell>
          <table:table-cell table:number-columns-repeated="1018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553435224.64" calcext:value-type="float">
            <text:p>553,435,224.64</text:p>
          </table:table-cell>
          <table:table-cell table:number-columns-repeated="1018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394805.75" calcext:value-type="float">
            <text:p>33,394,805.75</text:p>
          </table:table-cell>
          <table:table-cell table:number-columns-repeated="1018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18887026" calcext:value-type="float">
            <text:p>18,887,026.00</text:p>
          </table:table-cell>
          <table:table-cell table:number-columns-repeated="1018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06723.25" calcext:value-type="float">
            <text:p>406,723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67307594.45" calcext:value-type="float">
            <text:p>67,307,59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1842371.74" calcext:value-type="float">
            <text:p>151,842,371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819709.7" calcext:value-type="float">
            <text:p>5,819,709.70</text:p>
          </table:table-cell>
          <table:table-cell table:number-columns-repeated="1018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6903936.63" calcext:value-type="float">
            <text:p>6,903,936.6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9562248.07" calcext:value-type="float">
            <text:p>9,562,248.07</text:p>
          </table:table-cell>
          <table:table-cell table:number-columns-repeated="1018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9913775.58" calcext:value-type="float">
            <text:p>9,913,775.58</text:p>
          </table:table-cell>
          <table:table-cell table:number-columns-repeated="1018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8379360.23" calcext:value-type="float">
            <text:p>8,379,360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4-2023</text:p>
          </table:table-cell>
          <table:table-cell office:value-type="float" office:value="7902439.39" calcext:value-type="float">
            <text:p>7,902,439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5348678.1" calcext:value-type="float">
            <text:p>5,348,67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886615.12" calcext:value-type="float">
            <text:p>98,886,615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434759.29" calcext:value-type="float">
            <text:p>16,434,759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571969.64" calcext:value-type="float">
            <text:p>8,571,969.64</text:p>
          </table:table-cell>
          <table:table-cell table:number-columns-repeated="1018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41304.05" calcext:value-type="float">
            <text:p>841,304.05</text:p>
          </table:table-cell>
          <table:table-cell table:number-columns-repeated="1018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897022.77" calcext:value-type="float">
            <text:p>4,897,022.77</text:p>
          </table:table-cell>
          <table:table-cell table:number-columns-repeated="1018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165153.2" calcext:value-type="float">
            <text:p>1,165,153.20</text:p>
          </table:table-cell>
          <table:table-cell table:number-columns-repeated="1018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31173462.78" calcext:value-type="float">
            <text:p>31,173,462.78</text:p>
          </table:table-cell>
          <table:table-cell table:number-columns-repeated="1018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13466962.63" calcext:value-type="float">
            <text:p>113,466,962.63</text:p>
          </table:table-cell>
          <table:table-cell table:number-columns-repeated="1018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4639575.62" calcext:value-type="float">
            <text:p>34,639,575.62</text:p>
          </table:table-cell>
          <table:table-cell table:number-columns-repeated="1018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91667.63" calcext:value-type="float">
            <text:p>191,667.63</text:p>
          </table:table-cell>
          <table:table-cell table:number-columns-repeated="1018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925220.13" calcext:value-type="float">
            <text:p>29,925,220.13</text:p>
          </table:table-cell>
          <table:table-cell table:number-columns-repeated="1018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22142701.82" calcext:value-type="float">
            <text:p>22,142,701.82</text:p>
          </table:table-cell>
          <table:table-cell table:number-columns-repeated="1018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34575387.38" calcext:value-type="float">
            <text:p>34,575,387.38</text:p>
          </table:table-cell>
          <table:table-cell table:number-columns-repeated="1018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89697216.54" calcext:value-type="float">
            <text:p>89,697,216.54</text:p>
          </table:table-cell>
          <table:table-cell table:number-columns-repeated="1018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5096533.44" calcext:value-type="float">
            <text:p>75,096,533.44</text:p>
          </table:table-cell>
          <table:table-cell table:number-columns-repeated="1018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246511.77" calcext:value-type="float">
            <text:p>2,246,511.77</text:p>
          </table:table-cell>
          <table:table-cell table:number-columns-repeated="1018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35263206.79" calcext:value-type="float">
            <text:p>35,263,206.79</text:p>
          </table:table-cell>
          <table:table-cell table:number-columns-repeated="1018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75475.2" calcext:value-type="float">
            <text:p>3,075,475.20</text:p>
          </table:table-cell>
          <table:table-cell table:number-columns-repeated="1018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5192889.59" calcext:value-type="float">
            <text:p>15,192,889.5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33305377.45" calcext:value-type="float">
            <text:p>33,305,377.45</text:p>
          </table:table-cell>
          <table:table-cell table:number-columns-repeated="1018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2029790.99" calcext:value-type="float">
            <text:p>12,029,790.9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59586844.71" calcext:value-type="float">
            <text:p>59,586,844.7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14177273.74" calcext:value-type="float">
            <text:p>114,177,273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297392.68" calcext:value-type="float">
            <text:p>17,297,392.68</text:p>
          </table:table-cell>
          <table:table-cell table:number-columns-repeated="1018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44247.39" calcext:value-type="float">
            <text:p>244,247.39</text:p>
          </table:table-cell>
          <table:table-cell table:number-columns-repeated="1018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510469.62" calcext:value-type="float">
            <text:p>21,510,469.62</text:p>
          </table:table-cell>
          <table:table-cell table:number-columns-repeated="1018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9962835" calcext:value-type="float">
            <text:p>19,962,835.00</text:p>
          </table:table-cell>
          <table:table-cell table:number-columns-repeated="1018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564878.93" calcext:value-type="float">
            <text:p>14,564,878.93</text:p>
          </table:table-cell>
          <table:table-cell table:number-columns-repeated="1018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391701.07" calcext:value-type="float">
            <text:p>11,391,701.07</text:p>
          </table:table-cell>
          <table:table-cell table:number-columns-repeated="1018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72458402.99" calcext:value-type="float">
            <text:p>72,458,402.99</text:p>
          </table:table-cell>
          <table:table-cell office:value-type="string" calcext:value-type="string">
            <text:p>akt notarialny</text:p>
          </table:table-cell>
          <table:table-cell table:number-columns-repeated="1017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4377284.84" calcext:value-type="float">
            <text:p>24,377,284.84</text:p>
          </table:table-cell>
          <table:table-cell table:number-columns-repeated="1018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737696.28" calcext:value-type="float">
            <text:p>1,737,696.28</text:p>
          </table:table-cell>
          <table:table-cell table:number-columns-repeated="1018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309922.16" calcext:value-type="float">
            <text:p>1,309,922.16</text:p>
          </table:table-cell>
          <table:table-cell table:number-columns-repeated="1018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2898895.14" calcext:value-type="float">
            <text:p>12,898,895.14</text:p>
          </table:table-cell>
          <table:table-cell table:number-columns-repeated="1018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3998934.03" calcext:value-type="float">
            <text:p>13,998,934.0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4528449.53" calcext:value-type="float">
            <text:p>24,528,449.53</text:p>
          </table:table-cell>
          <table:table-cell table:number-columns-repeated="1018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61569" calcext:value-type="float">
            <text:p>1,861,569.00</text:p>
          </table:table-cell>
          <table:table-cell table:number-columns-repeated="1018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09956.57" calcext:value-type="float">
            <text:p>1,409,956.57</text:p>
          </table:table-cell>
          <table:table-cell table:number-columns-repeated="1018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566972.76" calcext:value-type="float">
            <text:p>10,566,972.7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6378035.34" calcext:value-type="float">
            <text:p>6,378,035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130400.01" calcext:value-type="float">
            <text:p>3,130,40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10346.43" calcext:value-type="float">
            <text:p>1,610,346.43</text:p>
          </table:table-cell>
          <table:table-cell table:number-columns-repeated="1018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034078.28" calcext:value-type="float">
            <text:p>1,034,078.28</text:p>
          </table:table-cell>
          <table:table-cell table:number-columns-repeated="1018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323140.56" calcext:value-type="float">
            <text:p>2,323,140.56</text:p>
          </table:table-cell>
          <table:table-cell table:number-columns-repeated="1018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76763.32" calcext:value-type="float">
            <text:p>2,676,763.3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float" office:value="72939309.22" calcext:value-type="float">
            <text:p>72,939,309.22</text:p>
          </table:table-cell>
          <table:table-cell table:number-columns-repeated="1018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80273.22" calcext:value-type="float">
            <text:p>5,780,273.22</text:p>
          </table:table-cell>
          <table:table-cell table:number-columns-repeated="1018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8145698.78" calcext:value-type="float">
            <text:p>8,145,698.7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35519.78" calcext:value-type="float">
            <text:p>435,519.78</text:p>
          </table:table-cell>
          <table:table-cell table:number-columns-repeated="1018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3-2023</text:p>
          </table:table-cell>
          <table:table-cell office:value-type="float" office:value="71826866.11" calcext:value-type="float">
            <text:p>71,826,866.11</text:p>
          </table:table-cell>
          <table:table-cell table:number-columns-repeated="1018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621859" calcext:value-type="float">
            <text:p>1,621,859.00</text:p>
          </table:table-cell>
          <table:table-cell table:number-columns-repeated="1018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894026.47" calcext:value-type="float">
            <text:p>2,894,026.47</text:p>
          </table:table-cell>
          <table:table-cell table:number-columns-repeated="1018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48172.95" calcext:value-type="float">
            <text:p>1,948,172.95</text:p>
          </table:table-cell>
          <table:table-cell table:number-columns-repeated="1018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871839.4" calcext:value-type="float">
            <text:p>5,871,839.4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5865.75" calcext:value-type="float">
            <text:p>265,865.75</text:p>
          </table:table-cell>
          <table:table-cell table:number-columns-repeated="1018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3567.23" calcext:value-type="float">
            <text:p>233,567.23</text:p>
          </table:table-cell>
          <table:table-cell table:number-columns-repeated="1018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4262693.47" calcext:value-type="float">
            <text:p>24,262,693.47</text:p>
          </table:table-cell>
          <table:table-cell table:number-columns-repeated="1018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9550370.02" calcext:value-type="float">
            <text:p>39,550,370.0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754717.14" calcext:value-type="float">
            <text:p>10,754,717.14</text:p>
          </table:table-cell>
          <table:table-cell table:number-columns-repeated="1018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049516.55" calcext:value-type="float">
            <text:p>2,049,516.5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296114.68" calcext:value-type="float">
            <text:p>9,296,114.68</text:p>
          </table:table-cell>
          <table:table-cell table:number-columns-repeated="1018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158615.15" calcext:value-type="float">
            <text:p>6,158,615.15</text:p>
          </table:table-cell>
          <table:table-cell table:number-columns-repeated="1018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424265.09" calcext:value-type="float">
            <text:p>1,424,265.09</text:p>
          </table:table-cell>
          <table:table-cell table:number-columns-repeated="1018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813047.35" calcext:value-type="float">
            <text:p>2,813,047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482277.34" calcext:value-type="float">
            <text:p>6,482,277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714448.69" calcext:value-type="float">
            <text:p>714,448.6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196683.48" calcext:value-type="float">
            <text:p>5,196,683.48</text:p>
          </table:table-cell>
          <table:table-cell table:number-columns-repeated="1018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7823758.41" calcext:value-type="float">
            <text:p>17,823,758.41</text:p>
          </table:table-cell>
          <table:table-cell table:number-columns-repeated="1018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616595.52" calcext:value-type="float">
            <text:p>5,616,595.5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371626.26" calcext:value-type="float">
            <text:p>2,371,626.26</text:p>
          </table:table-cell>
          <table:table-cell table:number-columns-repeated="1018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42214.23" calcext:value-type="float">
            <text:p>5,742,214.23</text:p>
          </table:table-cell>
          <table:table-cell table:number-columns-repeated="1018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1794214.94" calcext:value-type="float">
            <text:p>11,794,214.9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807058.68" calcext:value-type="float">
            <text:p>807,058.6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911431.05" calcext:value-type="float">
            <text:p>911,431.05</text:p>
          </table:table-cell>
          <table:table-cell table:number-columns-repeated="1018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811278" calcext:value-type="float">
            <text:p>13,811,278.00</text:p>
          </table:table-cell>
          <table:table-cell table:number-columns-repeated="1018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36312691.24" calcext:value-type="float">
            <text:p>136,312,691.24</text:p>
          </table:table-cell>
          <table:table-cell table:number-columns-repeated="1018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2928153.49" calcext:value-type="float">
            <text:p>22,928,153.49</text:p>
          </table:table-cell>
          <table:table-cell table:number-columns-repeated="1018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float" office:value="42436752.48" calcext:value-type="float">
            <text:p>42,436,752.48</text:p>
          </table:table-cell>
          <table:table-cell table:number-columns-repeated="1018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41799.13" calcext:value-type="float">
            <text:p>641,799.13</text:p>
          </table:table-cell>
          <table:table-cell table:number-columns-repeated="1018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640015.16" calcext:value-type="float">
            <text:p>10,640,015.16</text:p>
          </table:table-cell>
          <table:table-cell table:number-columns-repeated="1018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48785.95" calcext:value-type="float">
            <text:p>948,785.95</text:p>
          </table:table-cell>
          <table:table-cell table:number-columns-repeated="1018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071768.07" calcext:value-type="float">
            <text:p>9,071,768.07</text:p>
          </table:table-cell>
          <table:table-cell table:number-columns-repeated="1018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8368603.38" calcext:value-type="float">
            <text:p>8,368,603.38</text:p>
          </table:table-cell>
          <table:table-cell table:number-columns-repeated="1018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57352.22" calcext:value-type="float">
            <text:p>6,957,352.22</text:p>
          </table:table-cell>
          <table:table-cell table:number-columns-repeated="1018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006943.62" calcext:value-type="float">
            <text:p>1,006,943.6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217105.65" calcext:value-type="float">
            <text:p>50,217,105.65</text:p>
          </table:table-cell>
          <table:table-cell table:number-columns-repeated="1018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7794844.64" calcext:value-type="float">
            <text:p>7,794,844.64</text:p>
          </table:table-cell>
          <table:table-cell table:number-columns-repeated="1018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303447.3" calcext:value-type="float">
            <text:p>4,303,447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float" office:value="2000000" calcext:value-type="float">
            <text:p>2,000,000.00</text:p>
          </table:table-cell>
          <table:table-cell office:value-type="string" calcext:value-type="string">
            <text:p>blad w krs za lata 2022, 2021 , szacunek za 2020 rok</text:p>
          </table:table-cell>
          <table:table-cell table:number-columns-repeated="1017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float" office:value="6332986.56" calcext:value-type="float">
            <text:p>6,332,986.56</text:p>
          </table:table-cell>
          <table:table-cell table:number-columns-repeated="1018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3830.19" calcext:value-type="float">
            <text:p>173,830.19</text:p>
          </table:table-cell>
          <table:table-cell office:value-type="string" calcext:value-type="string">
            <text:p>stan likwidacji</text:p>
          </table:table-cell>
          <table:table-cell table:number-columns-repeated="1017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float" office:value="21434540.53" calcext:value-type="float">
            <text:p>21,434,540.53</text:p>
          </table:table-cell>
          <table:table-cell table:number-columns-repeated="1018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8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34659.41" calcext:value-type="float">
            <text:p>2,434,659.41</text:p>
          </table:table-cell>
          <table:table-cell office:value-type="string" calcext:value-type="string">
            <text:p>brak uchwaly o zatwierdzeniu sprawozdania finansowego, jest o nadwyzce</text:p>
          </table:table-cell>
          <table:table-cell table:number-columns-repeated="1017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21097448.1" calcext:value-type="float">
            <text:p>21,097,448.10</text:p>
          </table:table-cell>
          <table:table-cell table:number-columns-repeated="1018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o krsu za 2022 są wgrane dokumenty za 2021</text:p>
          </table:table-cell>
          <table:table-cell table:number-columns-repeated="1017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0197909.56" calcext:value-type="float">
            <text:p>10,197,909.56</text:p>
          </table:table-cell>
          <table:table-cell table:number-columns-repeated="1018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7738412.51" calcext:value-type="float">
            <text:p>17,738,412.51</text:p>
          </table:table-cell>
          <table:table-cell table:number-columns-repeated="1018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okumenty za 2020</text:p>
          </table:table-cell>
          <table:table-cell table:number-columns-repeated="1017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0000000" calcext:value-type="float">
            <text:p>50,000,000.00</text:p>
          </table:table-cell>
          <table:table-cell office:value-type="string" calcext:value-type="string">
            <text:p>brak biliansu za 2022, szacunek za 2021</text:p>
          </table:table-cell>
          <table:table-cell table:number-columns-repeated="1017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884355.44" calcext:value-type="float">
            <text:p>1,884,355.4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79067.99" calcext:value-type="float">
            <text:p>879,067.99</text:p>
          </table:table-cell>
          <table:table-cell table:number-columns-repeated="1018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7184517.54" calcext:value-type="float">
            <text:p>7,184,517.54</text:p>
          </table:table-cell>
          <table:table-cell table:number-columns-repeated="1018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02045.2" calcext:value-type="float">
            <text:p>502,045.2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float" office:value="380381.87" calcext:value-type="float">
            <text:p>380,381.8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4920071.97" calcext:value-type="float">
            <text:p>4,920,071.97</text:p>
          </table:table-cell>
          <table:table-cell table:number-columns-repeated="1018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193117.02" calcext:value-type="float">
            <text:p>2,193,117.02</text:p>
          </table:table-cell>
          <table:table-cell table:number-columns-repeated="1018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117222.37" calcext:value-type="float">
            <text:p>5,117,222.37</text:p>
          </table:table-cell>
          <table:table-cell table:number-columns-repeated="1018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030285.58" calcext:value-type="float">
            <text:p>2,030,285.5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7135849.49" calcext:value-type="float">
            <text:p>27,135,849.49</text:p>
          </table:table-cell>
          <table:table-cell table:number-columns-repeated="1018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9995203.68" calcext:value-type="float">
            <text:p>69,995,203.68</text:p>
          </table:table-cell>
          <table:table-cell table:number-columns-repeated="1018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418727.4" calcext:value-type="float">
            <text:p>30,418,727.40</text:p>
          </table:table-cell>
          <table:table-cell table:number-columns-repeated="1018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ane dostepne za 2021</text:p>
          </table:table-cell>
          <table:table-cell table:number-columns-repeated="1017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6976154.29" calcext:value-type="float">
            <text:p>6,976,154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69280.37" calcext:value-type="float">
            <text:p>169,280.37</text:p>
          </table:table-cell>
          <table:table-cell table:number-columns-repeated="1018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2104343.96" calcext:value-type="float">
            <text:p>2,104,343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4436081.8" calcext:value-type="float">
            <text:p>4,436,081.8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float" office:value="138531.54" calcext:value-type="float">
            <text:p>138,531.5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41353632.99" calcext:value-type="float">
            <text:p>241,353,632.99</text:p>
          </table:table-cell>
          <table:table-cell table:number-columns-repeated="1018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7795.41" calcext:value-type="float">
            <text:p>107,795.41</text:p>
          </table:table-cell>
          <table:table-cell table:number-columns-repeated="1018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20166.74" calcext:value-type="float">
            <text:p>420,166.74</text:p>
          </table:table-cell>
          <table:table-cell table:number-columns-repeated="1018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385900.71" calcext:value-type="float">
            <text:p>3,385,900.71</text:p>
          </table:table-cell>
          <table:table-cell table:number-columns-repeated="1018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37187.95" calcext:value-type="float">
            <text:p>1,337,187.95</text:p>
          </table:table-cell>
          <table:table-cell table:number-columns-repeated="1018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25426.69" calcext:value-type="float">
            <text:p>1,425,426.69</text:p>
          </table:table-cell>
          <table:table-cell table:number-columns-repeated="1018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304012.45" calcext:value-type="float">
            <text:p>304,012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894857.41" calcext:value-type="float">
            <text:p>1,894,857.4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float" office:value="3744226.84" calcext:value-type="float">
            <text:p>3,744,226.84</text:p>
          </table:table-cell>
          <table:table-cell table:number-columns-repeated="1018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float" office:value="5801160.65" calcext:value-type="float">
            <text:p>5,801,160.65</text:p>
          </table:table-cell>
          <table:table-cell table:number-columns-repeated="1018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48973.88" calcext:value-type="float">
            <text:p>18,348,973.88</text:p>
          </table:table-cell>
          <table:table-cell table:number-columns-repeated="1018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float" office:value="1807243.01" calcext:value-type="float">
            <text:p>1,807,243.01</text:p>
          </table:table-cell>
          <table:table-cell table:number-columns-repeated="1018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841318.13" calcext:value-type="float">
            <text:p>841,318.1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15661.25" calcext:value-type="float">
            <text:p>6,615,661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45556.55" calcext:value-type="float">
            <text:p>645,556.55</text:p>
          </table:table-cell>
          <table:table-cell table:number-columns-repeated="1018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8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336796.14" calcext:value-type="float">
            <text:p>151,336,796.14</text:p>
          </table:table-cell>
          <table:table-cell table:number-columns-repeated="1018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291453.26" calcext:value-type="float">
            <text:p>1,291,453.26</text:p>
          </table:table-cell>
          <table:table-cell table:number-columns-repeated="1018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105705.14" calcext:value-type="float">
            <text:p>105,705.1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096711.23" calcext:value-type="float">
            <text:p>5,096,711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15547832.83" calcext:value-type="float">
            <text:p>15,547,832.8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114860.01" calcext:value-type="float">
            <text:p>114,86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8829411.45" calcext:value-type="float">
            <text:p>8,829,411.45</text:p>
          </table:table-cell>
          <table:table-cell table:number-columns-repeated="1018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617273.61" calcext:value-type="float">
            <text:p>9,617,273.61</text:p>
          </table:table-cell>
          <table:table-cell table:number-columns-repeated="1018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2664.74" calcext:value-type="float">
            <text:p>652,664.74</text:p>
          </table:table-cell>
          <table:table-cell table:number-columns-repeated="1018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193167.43" calcext:value-type="float">
            <text:p>18,193,167.43</text:p>
          </table:table-cell>
          <table:table-cell table:number-columns-repeated="1018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float" office:value="2742933.58" calcext:value-type="float">
            <text:p>2,742,933.58</text:p>
          </table:table-cell>
          <table:table-cell table:number-columns-repeated="1018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156494.08" calcext:value-type="float">
            <text:p>14,156,494.08</text:p>
          </table:table-cell>
          <table:table-cell table:number-columns-repeated="1018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7393280.17" calcext:value-type="float">
            <text:p>7,393,280.17</text:p>
          </table:table-cell>
          <table:table-cell office:value-type="string" calcext:value-type="string">
            <text:p>brak danych za 2022</text:p>
          </table:table-cell>
          <table:table-cell table:number-columns-repeated="1017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293385.87" calcext:value-type="float">
            <text:p>2,293,385.87</text:p>
          </table:table-cell>
          <table:table-cell table:number-columns-repeated="1018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77982.67" calcext:value-type="float">
            <text:p>6,377,982.67</text:p>
          </table:table-cell>
          <table:table-cell table:number-columns-repeated="1018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81700.91" calcext:value-type="float">
            <text:p>481,700.91</text:p>
          </table:table-cell>
          <table:table-cell table:number-columns-repeated="1018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01953.86" calcext:value-type="float">
            <text:p>2,101,953.86</text:p>
          </table:table-cell>
          <table:table-cell table:number-columns-repeated="1018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5-2023</text:p>
          </table:table-cell>
          <table:table-cell office:value-type="float" office:value="8057616.3" calcext:value-type="float">
            <text:p>8,057,616.30</text:p>
          </table:table-cell>
          <table:table-cell table:number-columns-repeated="1018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6808824.26" calcext:value-type="float">
            <text:p>6,808,824.26</text:p>
          </table:table-cell>
          <table:table-cell table:number-columns-repeated="1018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128305.32" calcext:value-type="float">
            <text:p>23,128,305.32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034834.84" calcext:value-type="float">
            <text:p>4,034,834.84</text:p>
          </table:table-cell>
          <table:table-cell table:number-columns-repeated="1018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5732357.29" calcext:value-type="float">
            <text:p>5,732,357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303.7" calcext:value-type="float">
            <text:p>20,303.70</text:p>
          </table:table-cell>
          <table:table-cell office:value-type="string" calcext:value-type="string">
            <text:p>brak uchwaly o zatwierdzeniu</text:p>
          </table:table-cell>
          <table:table-cell table:number-columns-repeated="1017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9079411.52" calcext:value-type="float">
            <text:p>9,079,411.52</text:p>
          </table:table-cell>
          <table:table-cell table:number-columns-repeated="1018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float" office:value="954155.26" calcext:value-type="float">
            <text:p>954,155.26</text:p>
          </table:table-cell>
          <table:table-cell table:number-columns-repeated="1018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71990.64" calcext:value-type="float">
            <text:p>671,990.64</text:p>
          </table:table-cell>
          <table:table-cell table:number-columns-repeated="1018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5022567.33" calcext:value-type="float">
            <text:p>5,022,567.33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 table:number-rows-repeated="1047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10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</number:date-style>
    <number:currency-style style:name="N15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 number:decimal-places="1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-</number:text>
      <number:month number:textual="true"/>
      <number:text>-</number:text>
      <number:year/>
    </number:dat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 </number:text>
      <number:am-pm/>
    </number:tim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date-style style:name="N135">
      <number:month number:textual="true"/>
      <number:text>-</number:text>
      <number:year/>
    </number:dat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text-style style:name="N133">
      <number:text-content/>
      <number:text>#</number:text>
    </number:text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55">
      <number:hours/>
      <number:text>:</number:text>
      <number:minute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3"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7-28T18:10:08.207263657</dc:date>
    <meta:editing-duration>PT13H33M4S</meta:editing-duration>
    <meta:editing-cycles>22</meta:editing-cycles>
    <meta:generator>LibreOffice/7.3.7.2$Linux_X86_64 LibreOffice_project/30$Build-2</meta:generator>
    <meta:document-statistic meta:table-count="1" meta:cell-count="3301" meta:object-count="0"/>
  </office:meta>
</office:document-meta>
</file>